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Основной базой данной будет удобно выбрать реляционную, так как у нас будет 3 блока: личный кабинет, каталог товаров и административный модуль - и при каких-то изменениях достаточно будет менять только один блок (так как он будет связан с другими, например, через ID). Также у нас внутри блока админки тоже будет реляционная база данных, может быть таблица с зависимостью цены от города для каждого товара, из которой как раз будет браться нужная цена, еще может быть блок с информацией о складах в каждом городе. Каталог товаров можно хранить в документоориентированной базе данных, это будет удобно, так как по этой структуре удобно перемещаться сверху вниз и снизу вверх (и быстро находить информацию).</text:p>
      <text:p text:style-name="P1">Медиаконтент вроде фото к товарам может храниться на сервере (им может выступать что угодно), а база данных будет хранить только пути к этим медиафайлам. Тогда память занимается в разы меньше, а из-за этого и подгружается всё быстрее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21:02:59.961000000</meta:creation-date>
    <dc:date>2024-06-04T23:29:38.236000000</dc:date>
    <meta:editing-duration>PT2H26M38S</meta:editing-duration>
    <meta:editing-cycles>1</meta:editing-cycles>
    <meta:document-statistic meta:table-count="0" meta:image-count="0" meta:object-count="0" meta:page-count="1" meta:paragraph-count="2" meta:word-count="148" meta:character-count="942" meta:non-whitespace-character-count="796"/>
    <meta:generator>LibreOffice/7.4.1.2$Windows_X86_64 LibreOffice_project/3c58a8f3a960df8bc8fd77b461821e42c061c5f0</meta:generator>
  </office:meta>
</office:document-meta>
</file>